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E000003469ED9BA70.png" manifest:media-type=""/>
  <manifest:file-entry manifest:full-path="Pictures/1000020100000414000002CE972A664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fo:color="#000000" fo:font-size="10pt" officeooo:paragraph-rsid="00107ba5" style:font-size-asian="10pt" style:font-size-complex="10pt"/>
    </style:style>
    <style:style style:name="P2" style:family="paragraph" style:parent-style-name="Standard">
      <style:text-properties officeooo:paragraph-rsid="000e99f4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Liberation Sans1" fo:font-size="25pt" fo:font-style="normal" fo:text-shadow="none" style:text-underline-style="none" fo:font-weight="normal" officeooo:paragraph-rsid="00107ba5" style:letter-kerning="true" style:font-name-asian="Liberation Sans1" style:font-size-asian="25pt" style:font-style-asian="normal" style:font-weight-asian="normal" style:font-name-complex="Liberation Sans1" style:font-size-complex="25pt" style:font-style-complex="normal" style:font-weight-complex="normal" style:text-emphasize="none" style:text-overline-style="none" style:text-overline-color="font-color"/>
    </style:style>
    <style:style style:name="P4" style:family="paragraph" style:parent-style-name="Footer">
      <style:text-properties officeooo:paragraph-rsid="00107ba5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officeooo:rsid="000e99f4"/>
    </style:style>
    <style:style style:name="T2" style:family="text">
      <style:text-properties officeooo:rsid="00107ba5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355e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x="5.0484in" svg:y="0.5102in" svg:width="5in" svg:height="3.4402in" draw:z-index="0"><draw:image xlink:href="Pictures/1000020100000414000002CE972A6649.png" xlink:type="simple" xlink:show="embed" xlink:actuate="onLoad"/></draw:frame><draw:frame draw:style-name="fr1" draw:name="Grafik2" text:anchor-type="paragraph" svg:x="-0.0307in" svg:y="0.0417in" svg:width="5.0799in" svg:height="4.1701in" draw:z-index="1"><draw:image xlink:href="Pictures/10000201000003FE000003469ED9BA70.png" xlink:type="simple" xlink:show="embed" xlink:actuate="onLoad"/></draw:frame><draw:rect text:anchor-type="paragraph" draw:z-index="2" draw:style-name="gr1" draw:text-style-name="P5" svg:width="3.5004in" svg:height="0.5004in" svg:x="0.0339in" svg:y="4.6236in"><text:p/></draw:rect><draw:rect text:anchor-type="paragraph" draw:z-index="3" draw:style-name="gr1" draw:text-style-name="P5" svg:width="5.0004in" svg:height="0.5004in" svg:x="5.1028in" svg:y="4.6484in"><text:p/></draw:rect><draw:custom-shape text:anchor-type="paragraph" draw:z-index="4" draw:style-name="gr2" svg:width="0.1669in" svg:height="0.4587in" svg:x="4.8819in" svg:y="4.665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2" svg:width="0.1669in" svg:height="0.4587in" svg:x="3.5902in" svg:y="4.6547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6" draw:style-name="gr3" draw:text-style-name="P6" svg:width="0.615in" svg:height="0.3213in" svg:x="4.0484in" svg:y="4.7071in"><draw:text-box><text:p><text:span text:style-name="T3">5cm</text:span></text:p></draw:text-box></draw:frame><draw:custom-shape text:anchor-type="paragraph" draw:z-index="7" draw:style-name="gr2" svg:width="3.3858in" svg:height="0.1461in" svg:x="0.1008in" svg:y="5.123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2" svg:width="4.9378in" svg:height="0.198in" svg:x="5.1217in" svg:y="5.148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9" draw:style-name="gr4" draw:text-style-name="P6" svg:width="1.0524in" svg:height="0.3961in" svg:x="1.5382in" svg:y="5.2693in"><draw:text-box><text:p text:style-name="P6"><text:span text:style-name="T3">35cm</text:span></text:p></draw:text-box></draw:frame><draw:frame text:anchor-type="paragraph" draw:z-index="10" draw:style-name="gr4" draw:text-style-name="P6" svg:width="1.0524in" svg:height="0.3961in" svg:x="7.2882in" svg:y="5.3465in"><draw:text-box><text:p text:style-name="P6"><text:span text:style-name="T3">50cm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2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style:contextual-spacing="false"/>
    </style:style>
    <style:style style:name="Überschrift2" style:family="paragraph" style:parent-style-name="Standard">
      <style:paragraph-properties fo:margin-top="0.1654in" fo:margin-bottom="0.0827in" style:contextual-spacing="false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fo:color="#ffffff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65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lyt-brown_7e_LT_7e_Gliederung_20_1" style:display-name="lyt-brown~LT~Gliederung 1" style:family="paragraph">
      <style:paragraph-properties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1.4165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Liberation Sans1" fo:font-size="25pt" fo:font-style="normal" fo:text-shadow="none" style:text-underline-style="none" fo:font-weight="normal" officeooo:paragraph-rsid="00107ba5" style:letter-kerning="true" style:font-name-asian="Liberation Sans1" style:font-size-asian="25pt" style:font-style-asian="normal" style:font-weight-asian="normal" style:font-name-complex="Liberation Sans1" style:font-size-complex="25pt" style:font-style-complex="normal" style:font-weight-complex="normal" style:text-emphasize="none" style:text-overline-style="none" style:text-overline-color="font-color"/>
    </style:style>
    <style:style style:name="MP2" style:family="paragraph" style:parent-style-name="Header">
      <style:text-properties fo:color="#000000" fo:font-size="10pt" officeooo:paragraph-rsid="00107ba5" style:font-size-asian="10pt" style:font-size-complex="10pt"/>
    </style:style>
    <style:style style:name="MP3" style:family="paragraph" style:parent-style-name="Footer">
      <style:text-properties officeooo:paragraph-rsid="00107ba5"/>
    </style:style>
    <style:style style:name="MT1" style:family="text">
      <style:text-properties officeooo:rsid="00107ba5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astelanleitung eines Feldes </text:span>für den NXT zur Orientierung</text:p>
        <text:p text:style-name="MP2"><text:span text:style-name="MT1"/></text:p>
      </style:header>
      <style:footer>
        <text:p text:style-name="MP3"><text:span text:style-name="MT1">Marcel Lin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Link</meta:initial-creator>
    <meta:creation-date>2013-06-25T14:46:46</meta:creation-date>
    <dc:date>2013-06-25T19:59:59</dc:date>
    <dc:creator>Marcel Link</dc:creator>
    <meta:editing-duration>PT15M33S</meta:editing-duration>
    <meta:editing-cycles>1</meta:editing-cycles>
    <meta:document-statistic meta:table-count="0" meta:image-count="2" meta:object-count="0" meta:page-count="1" meta:paragraph-count="2" meta:word-count="10" meta:character-count="68" meta:non-whitespace-character-count="60"/>
    <meta:generator>LibreOffice/3.6$Linux_X86_64 LibreOffice_project/360m1$Build-2</meta:generator>
  </office:meta>
</office:document-meta>
</file>